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5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5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5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5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5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5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5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5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PreformattedText" style:family="paragraph">
      <style:text-properties style:font-name="URW Palladio L" fo:font-size="12pt" style:font-size-asian="12pt" style:font-size-complex="12pt"/>
    </style:style>
    <style:style style:name="T3" style:parent-style-name="DefaultParagraphFont" style:family="text">
      <style:text-properties style:font-name="URW Palladio L" fo:font-size="12pt" style:font-size-asian="12pt" style:font-size-complex="12pt"/>
    </style:style>
    <style:style style:name="T4" style:parent-style-name="DefaultParagraphFont" style:family="text">
      <style:text-properties style:font-name="URW Palladio L" fo:font-size="12pt" style:font-size-asian="12pt" style:font-size-complex="12pt"/>
    </style:style>
    <style:style style:name="T5" style:parent-style-name="DefaultParagraphFont" style:family="text">
      <style:text-properties style:font-name="URW Palladio L" fo:font-size="12pt" style:font-size-asian="12pt" style:font-size-complex="12pt"/>
    </style:style>
    <style:style style:name="T6" style:parent-style-name="DefaultParagraphFont" style:family="text">
      <style:text-properties style:font-name="URW Palladio L" fo:font-size="12pt" style:font-size-asian="12pt" style:font-size-complex="12pt"/>
    </style:style>
    <style:style style:name="T7" style:parent-style-name="DefaultParagraphFont" style:family="text">
      <style:text-properties style:font-name="URW Palladio L" fo:font-size="12pt" style:font-size-asian="12pt" style:font-size-complex="12pt"/>
    </style:style>
    <style:style style:name="T8" style:parent-style-name="DefaultParagraphFont" style:family="text">
      <style:text-properties style:font-name="URW Palladio L" fo:font-size="12pt" style:font-size-asian="12pt" style:font-size-complex="12pt"/>
    </style:style>
    <style:style style:name="T9" style:parent-style-name="DefaultParagraphFont" style:family="text">
      <style:text-properties style:font-name="URW Palladio L" fo:font-size="12pt" style:font-size-asian="12pt" style:font-size-complex="12pt"/>
    </style:style>
    <style:style style:name="T10" style:parent-style-name="DefaultParagraphFont" style:family="text">
      <style:text-properties style:font-name="URW Palladio L" fo:font-size="12pt" style:font-size-asian="12pt" style:font-size-complex="12pt"/>
    </style:style>
    <style:style style:name="T11" style:parent-style-name="DefaultParagraphFont" style:family="text">
      <style:text-properties style:font-name="URW Palladio L" fo:font-size="12pt" style:font-size-asian="12pt" style:font-size-complex="12pt"/>
    </style:style>
    <style:style style:name="T12" style:parent-style-name="DefaultParagraphFont" style:family="text">
      <style:text-properties style:font-name="URW Palladio L" fo:font-size="12pt" style:font-size-asian="12pt" style:font-size-complex="12pt"/>
    </style:style>
    <style:style style:name="T13" style:parent-style-name="DefaultParagraphFont" style:family="text">
      <style:text-properties style:font-name="URW Palladio L" fo:font-size="12pt" style:font-size-asian="12pt" style:font-size-complex="12pt"/>
    </style:style>
    <style:style style:name="T14" style:parent-style-name="DefaultParagraphFont" style:family="text">
      <style:text-properties style:font-name="URW Palladio L" fo:font-size="12pt" style:font-size-asian="12pt" style:font-size-complex="12pt" fo:language="en" fo:country="GB"/>
    </style:style>
    <style:style style:name="T15" style:parent-style-name="DefaultParagraphFont" style:family="text">
      <style:text-properties style:font-name="URW Palladio L" fo:font-size="12pt" style:font-size-asian="12pt" style:font-size-complex="12pt" fo:language="en" fo:country="GB"/>
    </style:style>
    <style:style style:name="P16" style:parent-style-name="PreformattedText" style:family="paragraph">
      <style:text-properties style:font-name="URW Palladio L" fo:font-size="12pt" style:font-size-asian="12pt" style:font-size-complex="12pt"/>
    </style:style>
    <style:style style:name="P17" style:parent-style-name="PreformattedText" style:family="paragraph">
      <style:text-properties style:font-name="URW Palladio L" fo:font-size="12pt" style:font-size-asian="12pt" style:font-size-complex="12pt"/>
    </style:style>
    <style:style style:name="TableColumn19" style:family="table-column">
      <style:table-column-properties style:column-width="0.6861in"/>
    </style:style>
    <style:style style:name="TableColumn20" style:family="table-column">
      <style:table-column-properties style:column-width="2.6979in"/>
    </style:style>
    <style:style style:name="TableColumn21" style:family="table-column">
      <style:table-column-properties style:column-width="1.7972in"/>
    </style:style>
    <style:style style:name="TableColumn22" style:family="table-column">
      <style:table-column-properties style:column-width="1.5048in"/>
    </style:style>
    <style:style style:name="Table18" style:family="table">
      <style:table-properties style:width="6.6861in" fo:margin-left="0in" table:align="left"/>
    </style:style>
    <style:style style:name="TableRow23" style:family="table-row">
      <style:table-row-properties/>
    </style:style>
    <style:style style:name="TableCell24" style:family="table-cell">
      <style:table-cell-properties fo:border="0.0069in solid #000000" fo:background-color="#BFBFBF" style:writing-mode="lr-tb" fo:padding-top="0in" fo:padding-left="0.075in" fo:padding-bottom="0in" fo:padding-right="0.075in"/>
    </style:style>
    <style:style style:name="P25" style:parent-style-name="PreformattedText" style:family="paragraph">
      <style:text-properties style:font-name="URW Palladio L" fo:font-size="12pt" style:font-size-asian="12pt" style:font-size-complex="12pt"/>
    </style:style>
    <style:style style:name="TableCell26" style:family="table-cell">
      <style:table-cell-properties fo:border="0.0069in solid #000000" fo:background-color="#BFBFBF" style:writing-mode="lr-tb" fo:padding-top="0in" fo:padding-left="0.075in" fo:padding-bottom="0in" fo:padding-right="0.075in"/>
    </style:style>
    <style:style style:name="P27" style:parent-style-name="PreformattedText" style:family="paragraph">
      <style:text-properties style:font-name="URW Palladio L" fo:font-size="12pt" style:font-size-asian="12pt" style:font-size-complex="12pt"/>
    </style:style>
    <style:style style:name="TableCell28" style:family="table-cell">
      <style:table-cell-properties fo:border="0.0069in solid #000000" fo:background-color="#BFBFBF" style:writing-mode="lr-tb" fo:padding-top="0in" fo:padding-left="0.075in" fo:padding-bottom="0in" fo:padding-right="0.075in"/>
    </style:style>
    <style:style style:name="P29" style:parent-style-name="PreformattedText" style:family="paragraph">
      <style:text-properties style:font-name="URW Palladio L" fo:font-size="12pt" style:font-size-asian="12pt" style:font-size-complex="12pt"/>
    </style:style>
    <style:style style:name="TableCell30" style:family="table-cell">
      <style:table-cell-properties fo:border="0.0069in solid #000000" fo:background-color="#BFBFBF" style:writing-mode="lr-tb" fo:padding-top="0in" fo:padding-left="0.075in" fo:padding-bottom="0in" fo:padding-right="0.075in"/>
    </style:style>
    <style:style style:name="P31" style:parent-style-name="PreformattedText" style:family="paragraph">
      <style:text-properties style:font-name="URW Palladio L" fo:font-size="12pt" style:font-size-asian="12pt" style:font-size-complex="12p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PreformattedText" style:family="paragraph">
      <style:text-properties style:font-name="URW Palladio L"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PreformattedText" style:family="paragraph">
      <style:text-properties style:font-name="URW Palladio L" fo:font-size="12pt" style:font-size-asian="12pt" style:font-size-complex="12pt"/>
    </style:style>
    <style:style style:name="TableCell37" style:family="table-cell">
      <style:table-cell-properties fo:border="0.0069in solid #000000" style:writing-mode="lr-tb" fo:padding-top="0in" fo:padding-left="0.075in" fo:padding-bottom="0in" fo:padding-right="0.075in"/>
    </style:style>
    <style:style style:name="P38" style:parent-style-name="PreformattedText" style:family="paragraph">
      <style:text-properties style:font-name="URW Palladio L"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PreformattedText" style:family="paragraph">
      <style:text-properties style:font-name="URW Palladio L" fo:font-size="12pt" style:font-size-asian="12pt" style:font-size-complex="12p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PreformattedText" style:family="paragraph">
      <style:text-properties style:font-name="URW Palladio L" fo:font-size="12pt" style:font-size-asian="12pt" style:font-size-complex="12pt"/>
    </style:style>
    <style:style style:name="TableCell44" style:family="table-cell">
      <style:table-cell-properties fo:border="0.0069in solid #000000" style:writing-mode="lr-tb" fo:padding-top="0in" fo:padding-left="0.075in" fo:padding-bottom="0in" fo:padding-right="0.075in"/>
    </style:style>
    <style:style style:name="P45" style:parent-style-name="PreformattedText" style:family="paragraph">
      <style:text-properties style:font-name="URW Palladio L"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PreformattedText" style:family="paragraph">
      <style:text-properties style:font-name="URW Palladio L"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PreformattedText" style:family="paragraph">
      <style:text-properties style:font-name="URW Palladio L"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PreformattedText" style:family="paragraph">
      <style:text-properties style:font-name="URW Palladio L"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P54" style:parent-style-name="PreformattedText" style:family="paragraph">
      <style:text-properties style:font-name="URW Palladio L"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PreformattedText" style:family="paragraph">
      <style:text-properties style:font-name="URW Palladio L" fo:font-size="12pt" style:font-size-asian="12pt" style:font-size-complex="12pt"/>
    </style:style>
    <style:style style:name="TableCell57" style:family="table-cell">
      <style:table-cell-properties fo:border="0.0069in solid #000000" style:writing-mode="lr-tb" fo:padding-top="0in" fo:padding-left="0.075in" fo:padding-bottom="0in" fo:padding-right="0.075in"/>
    </style:style>
    <style:style style:name="P58" style:parent-style-name="PreformattedText" style:family="paragraph">
      <style:text-properties style:font-name="URW Palladio L" fo:font-size="12pt" style:font-size-asian="12pt" style:font-size-complex="12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PreformattedText" style:family="paragraph">
      <style:text-properties style:font-name="URW Palladio L" fo:font-size="12pt" style:font-size-asian="12pt" style:font-size-complex="12pt"/>
    </style:style>
    <style:style style:name="TableCell62" style:family="table-cell">
      <style:table-cell-properties fo:border="0.0069in solid #000000" style:writing-mode="lr-tb" fo:padding-top="0in" fo:padding-left="0.075in" fo:padding-bottom="0in" fo:padding-right="0.075in"/>
    </style:style>
    <style:style style:name="P63" style:parent-style-name="PreformattedText" style:family="paragraph">
      <style:text-properties style:font-name="URW Palladio L"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PreformattedText" style:family="paragraph">
      <style:text-properties style:font-name="URW Palladio L"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PreformattedText" style:family="paragraph">
      <style:text-properties style:font-name="URW Palladio L" fo:font-size="12pt" style:font-size-asian="12pt" style:font-size-complex="12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PreformattedText" style:family="paragraph">
      <style:text-properties style:font-name="URW Palladio L"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P72" style:parent-style-name="PreformattedText" style:family="paragraph">
      <style:text-properties style:font-name="URW Palladio L" fo:font-size="12pt" style:font-size-asian="12pt" style:font-size-complex="12pt"/>
    </style:style>
    <style:style style:name="TableCell73" style:family="table-cell">
      <style:table-cell-properties fo:border="0.0069in solid #000000" style:writing-mode="lr-tb" fo:padding-top="0in" fo:padding-left="0.075in" fo:padding-bottom="0in" fo:padding-right="0.075in"/>
    </style:style>
    <style:style style:name="P74" style:parent-style-name="PreformattedText" style:family="paragraph">
      <style:text-properties style:font-name="URW Palladio L"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PreformattedText" style:family="paragraph">
      <style:text-properties style:font-name="URW Palladio L" fo:font-size="12pt" style:font-size-asian="12pt" style:font-size-complex="12pt"/>
    </style:style>
    <style:style style:name="P77" style:parent-style-name="PreformattedText" style:family="paragraph">
      <style:text-properties style:font-name="URW Palladio L" fo:font-size="12pt" style:font-size-asian="12pt" style:font-size-complex="12pt"/>
    </style:style>
    <style:style style:name="P78" style:parent-style-name="Normal" style:family="paragraph">
      <style:text-properties fo:hyphenate="true"/>
    </style:style>
    <style:style style:name="P79" style:parent-style-name="Normal" style:family="paragraph">
      <style:text-properties fo:hyphenate="true"/>
    </style:style>
    <style:style style:name="T80" style:parent-style-name="DefaultParagraphFont" style:family="text">
      <style:text-properties style:font-name="URW Palladio L" fo:font-weight="bold" style:font-weight-asian="bold" fo:font-size="12pt" style:font-size-asian="12pt" style:font-size-complex="12pt"/>
    </style:style>
    <style:style style:name="T81" style:parent-style-name="DefaultParagraphFont" style:family="text">
      <style:text-properties style:font-name="URW Palladio L" fo:font-size="12pt" style:font-size-asian="12pt" style:font-size-complex="12pt"/>
    </style:style>
    <style:style style:name="P82" style:parent-style-name="PreformattedText" style:family="paragraph">
      <style:text-properties style:font-name="URW Palladio L" fo:font-size="12pt" style:font-size-asian="12pt" style:font-size-complex="12pt"/>
    </style:style>
    <style:style style:name="P83" style:parent-style-name="PreformattedText" style:family="paragraph">
      <style:text-properties style:font-name="URW Palladio L" fo:font-size="12pt" style:font-size-asian="12pt" style:font-size-complex="12pt"/>
    </style:style>
    <style:style style:name="P84" style:parent-style-name="PreformattedText" style:family="paragraph">
      <style:text-properties style:font-name="URW Palladio L" fo:font-size="12pt" style:font-size-asian="12pt" style:font-size-complex="12pt"/>
    </style:style>
    <style:style style:name="P85" style:parent-style-name="PreformattedText" style:family="paragraph">
      <style:text-properties style:font-name="URW Palladio L" fo:font-size="12pt" style:font-size-asian="12pt" style:font-size-complex="12pt"/>
    </style:style>
    <style:style style:name="P86" style:parent-style-name="PreformattedText" style:family="paragraph">
      <style:text-properties style:font-name="URW Palladio L" fo:font-size="12pt" style:font-size-asian="12pt" style:font-size-complex="12pt"/>
    </style:style>
    <style:style style:name="P87" style:parent-style-name="PreformattedText" style:family="paragraph">
      <style:text-properties style:font-name="URW Palladio L" fo:font-size="12pt" style:font-size-asian="12pt" style:font-size-complex="12pt"/>
    </style:style>
    <style:style style:name="P88" style:parent-style-name="PreformattedText" style:family="paragraph">
      <style:text-properties style:font-name="URW Palladio L" fo:font-size="12pt" style:font-size-asian="12pt" style:font-size-complex="12pt"/>
    </style:style>
    <style:style style:name="P89" style:parent-style-name="PreformattedText" style:family="paragraph">
      <style:text-properties style:font-name="URW Palladio L" fo:font-size="12pt" style:font-size-asian="12pt" style:font-size-complex="12pt"/>
    </style:style>
    <style:style style:name="P90" style:parent-style-name="PreformattedText" style:family="paragraph">
      <style:text-properties style:font-name="URW Palladio L" fo:font-size="12pt" style:font-size-asian="12pt" style:font-size-complex="12pt"/>
    </style:style>
    <style:style style:name="P91" style:parent-style-name="PreformattedText" style:family="paragraph">
      <style:text-properties style:font-name="URW Palladio L" fo:font-size="12pt" style:font-size-asian="12pt" style:font-size-complex="12pt"/>
    </style:style>
    <style:style style:name="P92" style:parent-style-name="Normal" style:family="paragraph">
      <style:paragraph-properties fo:break-before="page"/>
      <style:text-properties fo:hyphenate="true"/>
    </style:style>
    <style:style style:name="P93" style:parent-style-name="PreformattedText" style:family="paragraph">
      <style:text-properties style:font-name="URW Palladio L" fo:font-weight="bold" style:font-weight-asian="bold" fo:font-size="12pt" style:font-size-asian="12pt" style:font-size-complex="12pt"/>
    </style:style>
    <style:style style:name="P94" style:parent-style-name="PreformattedText" style:family="paragraph">
      <style:text-properties style:font-name="URW Palladio L" fo:font-weight="bold" style:font-weight-asian="bold" fo:font-size="12pt" style:font-size-asian="12pt" style:font-size-complex="12pt"/>
    </style:style>
    <style:style style:name="T95" style:parent-style-name="DefaultParagraphFont" style:family="text">
      <style:text-properties style:font-name="URW Palladio L" fo:font-size="12pt" style:font-size-asian="12pt" style:font-size-complex="12pt"/>
    </style:style>
    <style:style style:name="T96" style:parent-style-name="DefaultParagraphFont" style:family="text">
      <style:text-properties style:font-name="URW Palladio L" fo:font-size="12pt" style:font-size-asian="12pt" style:font-size-complex="12pt"/>
    </style:style>
    <style:style style:name="T97" style:parent-style-name="DefaultParagraphFont" style:family="text">
      <style:text-properties style:font-name="URW Palladio L" fo:font-size="12pt" style:font-size-asian="12pt" style:font-size-complex="12pt"/>
    </style:style>
    <style:style style:name="T98" style:parent-style-name="DefaultParagraphFont" style:family="text">
      <style:text-properties style:font-name="URW Palladio L" fo:font-size="12pt" style:font-size-asian="12pt" style:font-size-complex="12pt"/>
    </style:style>
    <style:style style:name="T99" style:parent-style-name="DefaultParagraphFont" style:family="text">
      <style:text-properties style:font-name="URW Palladio L" fo:font-size="12pt" style:font-size-asian="12pt" style:font-size-complex="12pt"/>
    </style:style>
    <style:style style:name="T100" style:parent-style-name="DefaultParagraphFont" style:family="text">
      <style:text-properties style:font-name="URW Palladio L" fo:font-weight="bold" style:font-weight-asian="bold" fo:font-size="12pt" style:font-size-asian="12pt" style:font-size-complex="12pt"/>
    </style:style>
    <style:style style:name="T101" style:parent-style-name="DefaultParagraphFont" style:family="text">
      <style:text-properties style:font-name="URW Palladio L" fo:font-size="12pt" style:font-size-asian="12pt" style:font-size-complex="12pt"/>
    </style:style>
    <style:style style:name="T102" style:parent-style-name="DefaultParagraphFont" style:family="text">
      <style:text-properties style:font-name="URW Palladio L" fo:font-weight="bold" style:font-weight-asian="bold" fo:font-size="12pt" style:font-size-asian="12pt" style:font-size-complex="12pt"/>
    </style:style>
    <style:style style:name="T103" style:parent-style-name="DefaultParagraphFont" style:family="text">
      <style:text-properties style:font-name="URW Palladio L" fo:font-size="12pt" style:font-size-asian="12pt" style:font-size-complex="12pt"/>
    </style:style>
    <style:style style:name="P104" style:parent-style-name="PreformattedText" style:family="paragraph"/>
    <style:style style:name="T105" style:parent-style-name="DefaultParagraphFont" style:family="text">
      <style:text-properties style:font-name="URW Palladio L" fo:font-size="12pt" style:font-size-asian="12pt" style:font-size-complex="12pt"/>
    </style:style>
    <style:style style:name="T106" style:parent-style-name="DefaultParagraphFont" style:family="text">
      <style:text-properties style:font-name="URW Palladio L" fo:font-size="12pt" style:font-size-asian="12pt" style:font-size-complex="12pt"/>
    </style:style>
    <style:style style:name="T107" style:parent-style-name="DefaultParagraphFont" style:family="text">
      <style:text-properties style:font-name="URW Palladio L" fo:font-size="12pt" style:font-size-asian="12pt" style:font-size-complex="12pt"/>
    </style:style>
    <style:style style:name="T108" style:parent-style-name="DefaultParagraphFont" style:family="text">
      <style:text-properties style:font-name="URW Palladio L" fo:font-weight="bold" style:font-weight-asian="bold" fo:font-size="12pt" style:font-size-asian="12pt" style:font-size-complex="12pt"/>
    </style:style>
    <style:style style:name="T109" style:parent-style-name="DefaultParagraphFont" style:family="text">
      <style:text-properties style:font-name="URW Palladio L" fo:font-size="12pt" style:font-size-asian="12pt" style:font-size-complex="12pt"/>
    </style:style>
    <style:style style:name="P110" style:parent-style-name="PreformattedText" style:family="paragraph">
      <style:text-properties style:font-name="URW Palladio L" fo:font-size="12pt" style:font-size-asian="12pt" style:font-size-complex="12pt"/>
    </style:style>
    <style:style style:name="P111" style:parent-style-name="PreformattedText" style:family="paragraph">
      <style:text-properties style:font-name="URW Palladio L" fo:font-size="12pt" style:font-size-asian="12pt" style:font-size-complex="12pt"/>
    </style:style>
    <style:style style:name="P112" style:parent-style-name="PreformattedText" style:family="paragraph">
      <style:text-properties style:font-name="URW Palladio L" fo:font-size="12pt" style:font-size-asian="12pt" style:font-size-complex="12pt"/>
    </style:style>
    <style:style style:name="P113" style:parent-style-name="PreformattedText" style:family="paragraph">
      <style:text-properties style:font-name="URW Palladio L" fo:font-size="12pt" style:font-size-asian="12pt" style:font-size-complex="12pt"/>
    </style:style>
    <style:style style:name="P114" style:parent-style-name="PreformattedText" style:family="paragraph">
      <style:text-properties style:font-name="URW Palladio L" fo:font-size="12pt" style:font-size-asian="12pt" style:font-size-complex="12pt"/>
    </style:style>
    <style:style style:name="P115" style:parent-style-name="Normal" style:family="paragraph">
      <style:text-properties style:font-name="URW Palladio L" fo:font-weight="bold" style:font-weight-asian="bold"/>
    </style:style>
    <style:style style:name="P116" style:parent-style-name="Normal" style:family="paragraph">
      <style:text-properties style:font-name="URW Palladio L" fo:font-weight="bold" style:font-weight-asian="bold"/>
    </style:style>
    <style:style style:name="T117" style:parent-style-name="DefaultParagraphFont" style:family="text">
      <style:text-properties style:font-name="URW Palladio L"/>
    </style:style>
    <style:style style:name="T118" style:parent-style-name="DefaultParagraphFont" style:family="text">
      <style:text-properties style:font-name="URW Palladio L"/>
    </style:style>
    <style:style style:name="T119" style:parent-style-name="DefaultParagraphFont" style:family="text">
      <style:text-properties style:font-name="URW Palladio L"/>
    </style:style>
    <style:style style:name="T120" style:parent-style-name="DefaultParagraphFont" style:family="text">
      <style:text-properties style:font-name="URW Palladio L"/>
    </style:style>
    <style:style style:name="T121" style:parent-style-name="DefaultParagraphFont" style:family="text">
      <style:text-properties style:font-name="URW Palladio L"/>
    </style:style>
    <style:style style:name="T122" style:parent-style-name="DefaultParagraphFont" style:family="text">
      <style:text-properties style:font-name="URW Palladio L"/>
    </style:style>
    <style:style style:name="T123" style:parent-style-name="DefaultParagraphFont" style:family="text">
      <style:text-properties style:font-name="URW Palladio L"/>
    </style:style>
    <style:style style:name="T124" style:parent-style-name="DefaultParagraphFont" style:family="text">
      <style:text-properties style:font-name="URW Palladio L"/>
    </style:style>
    <style:style style:name="T125" style:parent-style-name="DefaultParagraphFont" style:family="text">
      <style:text-properties fo:font-weight="bold" style:font-weight-asian="bold"/>
    </style:style>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Normal" style:family="paragraph">
      <style:text-properties fo:font-weight="bold" style:font-weight-asian="bold"/>
    </style:style>
    <style:style style:name="P135" style:parent-style-name="Normal" style:family="paragraph">
      <style:text-properties fo:font-weight="bold" style:font-weight-asian="bold"/>
    </style:style>
    <style:style style:name="T136" style:parent-style-name="DefaultParagraphFont" style:family="text">
      <style:text-properties fo:font-weight="bold" style:font-weight-asian="bold"/>
    </style:style>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Normal" style:family="paragraph">
      <style:text-properties fo:font-weight="bold" style:font-weight-asian="bold"/>
    </style:style>
    <style:style style:name="P142" style:parent-style-name="Normal" style:family="paragraph">
      <style:text-properties fo:font-weight="bold" style:font-weight-asian="bold"/>
    </style:style>
    <style:style style:name="P143" style:parent-style-name="Normal" style:family="paragraph">
      <style:text-properties fo:font-weight="bold" style:font-weight-asian="bold"/>
    </style:style>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office:automatic-styles>
  <office:body>
    <office:text text:use-soft-page-breaks="true">
      <text:h text:style-name="P1" text:outline-level="1">Deliverables</text:h>
      <text:p text:style-name="P2"/>
      <text:p text:style-name="PreformattedText"><text:span text:style-name="T3">The<text:s/></text:span><text:span text:style-name="T4">research project</text:span><text:span text:style-name="T5"><text:s/>will be expected to deliver diverse documents and project components through the project lifetime before moving<text:s/></text:span><text:span text:style-name="T6">from phase to<text:s/></text:span><text:span text:style-name="T7">ph</text:span><text:span text:style-name="T8">ase in</text:span><text:span text:style-name="T9"><text:s/>the project and<text:s/></text:span><text:span text:style-name="T10">at the end<text:s/></text:span><text:span text:style-name="T11">deliver a working prototype and<text:s/></text:span><text:span text:style-name="T12">demonstrate</text:span><text:span text:style-name="T13"><text:s/>it.</text:span><text:span text:style-name="T14"><text:s/></text:span><text:span text:style-name="T15">(University, 2015)</text:span></text:p>
      <text:p text:style-name="P16"><text:line-break/>The proposed deliverables and the due dates are the follows:</text:p>
      <text:p text:style-name="P17"/>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Phase<text:s/></text:p>
          </table:table-cell>
          <table:table-cell table:style-name="TableCell26">
            <text:p text:style-name="P27">Research</text:p>
          </table:table-cell>
          <table:table-cell table:style-name="TableCell28">
            <text:p text:style-name="P29">Deliverables</text:p>
          </table:table-cell>
          <table:table-cell table:style-name="TableCell30">
            <text:p text:style-name="P31">Due Date</text:p>
          </table:table-cell>
        </table:table-row>
        <table:table-row table:style-name="TableRow32">
          <table:table-cell table:style-name="TableCell33">
            <text:p text:style-name="P34">1.</text:p>
          </table:table-cell>
          <table:table-cell table:style-name="TableCell35">
            <text:p text:style-name="P36">Data sets, technologies</text:p>
          </table:table-cell>
          <table:table-cell table:style-name="TableCell37">
            <text:p text:style-name="P38">Project Specification</text:p>
          </table:table-cell>
          <table:table-cell table:style-name="TableCell39">
            <text:p text:style-name="P40">18/10/2017</text:p>
          </table:table-cell>
        </table:table-row>
        <table:table-row table:style-name="TableRow41">
          <table:table-cell table:style-name="TableCell42">
            <text:p text:style-name="P43">2.</text:p>
          </table:table-cell>
          <table:table-cell table:style-name="TableCell44">
            <text:p text:style-name="P45">Architecture, Risks, Functions</text:p>
          </table:table-cell>
          <table:table-cell table:style-name="TableCell46">
            <text:p text:style-name="P47">Functional Specification</text:p>
          </table:table-cell>
          <table:table-cell table:style-name="TableCell48">
            <text:p text:style-name="P49">17/11/2017</text:p>
          </table:table-cell>
        </table:table-row>
        <table:table-row table:style-name="TableRow50">
          <table:table-cell table:style-name="TableCell51">
            <text:p text:style-name="P52">3.</text:p>
          </table:table-cell>
          <table:table-cell table:style-name="TableCell53">
            <text:p text:style-name="P54">Communication between interfaces</text:p>
          </table:table-cell>
          <table:table-cell table:style-name="TableCell55">
            <text:p text:style-name="P56">Design Document</text:p>
          </table:table-cell>
          <table:table-cell table:style-name="TableCell57">
            <text:p text:style-name="P58">14/12/2017</text:p>
          </table:table-cell>
        </table:table-row>
        <table:table-row table:style-name="TableRow59">
          <table:table-cell table:style-name="TableCell60">
            <text:p text:style-name="P61">4.1</text:p>
          </table:table-cell>
          <table:table-cell table:style-name="TableCell62">
            <text:p text:style-name="P63">Implementation</text:p>
          </table:table-cell>
          <table:table-cell table:style-name="TableCell64">
            <text:p text:style-name="P65">Implementation</text:p>
          </table:table-cell>
          <table:table-cell table:style-name="TableCell66">
            <text:p text:style-name="P67">22/02/2018</text:p>
          </table:table-cell>
        </table:table-row>
        <table:table-row table:style-name="TableRow68">
          <table:table-cell table:style-name="TableCell69">
            <text:p text:style-name="P70">4.2</text:p>
          </table:table-cell>
          <table:table-cell table:style-name="TableCell71">
            <text:p text:style-name="P72">Final project report</text:p>
          </table:table-cell>
          <table:table-cell table:style-name="TableCell73">
            <text:p text:style-name="P74">Final project report</text:p>
          </table:table-cell>
          <table:table-cell table:style-name="TableCell75">
            <text:p text:style-name="P76">22/02/2018</text:p>
          </table:table-cell>
        </table:table-row>
      </table:table>
      <text:p text:style-name="P77"><text:s/></text:p>
      <text:p text:style-name="NoSpacing">Each project phase involves research and hands on implementations such as finding<text:s/>accurate data to work with, try out more architecture, find the best programming language, creating interfaces between system components,<text:s/>setting up network connection<text:s/>and<text:s/>solving problems<text:s/>what is still unknow at<text:s/>this stage,<text:s/>through<text:s/>the project lifetime.</text:p>
      <text:p text:style-name="P78"/>
      <text:p text:style-name="P79"/>
      <text:p text:style-name="PreformattedText"><text:span text:style-name="T80">The planned technologies are</text:span><text:span text:style-name="T81">:</text:span></text:p>
      <text:p text:style-name="P82"/>
      <text:list text:style-name="LFO4" text:continue-numbering="true">
        <text:list-item>
          <text:p text:style-name="P83">Python for data mining processes, and read/create dataset from PDF to comma separated file (csv).</text:p>
        </text:list-item>
        <text:list-item>
          <text:p text:style-name="P84">Python or C# to create the main module to control the flow in the system.<text:s/></text:p>
        </text:list-item>
        <text:list-item>
          <text:p text:style-name="P85">Java or Python to create RESTful API to connect to the database to store and retrieve data.</text:p>
        </text:list-item>
        <text:list-item>
          <text:p text:style-name="P86">Glassfish J2EE<text:s/>container (application server)<text:s/>to run war file,<text:s/>if the API will be written in Java programming language.</text:p>
        </text:list-item>
        <text:list-item>
          <text:p text:style-name="P87">MySQL database to store the raw data as tabular data or data stream as .csv file.</text:p>
        </text:list-item>
        <text:list-item>
          <text:p text:style-name="P88">Apache Hadoop software framework to create the distributed process between networked computers to process and analyse big data.</text:p>
        </text:list-item>
        <text:list-item>
          <text:p text:style-name="P89">Map Reduce programming module to split input data to independent chunks to process in parallel manner.</text:p>
        </text:list-item>
        <text:list-item>
          <text:p text:style-name="P90">Use different architectures and platforms of operating system in the distributed network such as Linux, Windows, Raspberry …</text:p>
        </text:list-item>
        <text:list-item>
          <text:p text:style-name="P91">Use Virtual Private Server (VPS) to host the web API and build and store the database.</text:p>
        </text:list-item>
      </text:list>
      <text:p text:style-name="P92"/>
      <text:soft-page-break/>
      <text:h text:style-name="Heading1" text:outline-level="1">Phase 1.</text:h>
      <text:p text:style-name="P93">Project specification:</text:p>
      <text:p text:style-name="P94"/>
      <text:p text:style-name="PreformattedText"><text:span text:style-name="T95">The first phase of the data science project involves the most research</text:span><text:span text:style-name="T96"><text:s/>since data mining and the technologies around are<text:s/></text:span><text:span text:style-name="T97">completely new to the involved team members.</text:span><text:span text:style-name="T98"><text:s/></text:span><text:span text:style-name="T99"><text:line-break/></text:span><text:span text:style-name="T100"><text:line-break/></text:span><text:span text:style-name="T101"><text:line-break/></text:span><text:span text:style-name="T102">Deliverables</text:span><text:span text:style-name="T103">:</text:span></text:p>
      <text:list text:style-name="LFO1" text:continue-numbering="true">
        <text:list-item>
          <text:p text:style-name="P104"><text:span text:style-name="T105">Most important deliverables in the first phase is<text:s/></text:span><text:span text:style-name="T106">to find<text:s/></text:span><text:span text:style-name="T107">the<text:s/></text:span><text:span text:style-name="T108">accurate dataset</text:span><text:span text:style-name="T109"><text:s/>to work with.<text:s/></text:span></text:p>
        </text:list-item>
        <text:list-item>
          <text:p text:style-name="P110">Data profiling to analyse the data set to clarify the structure, content, relationship,<text:s/>appropriate detail level and find anomalies in the data<text:s/>at early stage.</text:p>
        </text:list-item>
        <text:list-item>
          <text:p text:style-name="P111">Research/gathering information about the<text:s/>proposed technologies that intend to use in the project.</text:p>
        </text:list-item>
        <text:list-item>
          <text:p text:style-name="P112">Try out some technologies<text:s/>and make changes if the technology seems too difficult or has no enough resource to implement it.</text:p>
        </text:list-item>
        <text:list-item>
          <text:p text:style-name="P113">Documentation:<text:s/>Project Specification.</text:p>
        </text:list-item>
      </text:list>
      <text:p text:style-name="P114"/>
      <text:h text:style-name="Heading1" text:outline-level="1">Phase 2.</text:h>
      <text:p text:style-name="P115">Functional Specification:</text:p>
      <text:p text:style-name="P116"/>
      <text:p text:style-name="Normal"><text:span text:style-name="T117">The second phase is more hands on since the system main technologies should<text:s/></text:span><text:span text:style-name="T118">be<text:s/></text:span><text:span text:style-name="T119">clarified in that stage and the prototype</text:span><text:span text:style-name="T120">s</text:span><text:span text:style-name="T121"><text:s/>of the system interfaces must be<text:s/></text:span><text:span text:style-name="T122">starting</text:span><text:span text:style-name="T123"><text:s/>to build bit by bit.</text:span><text:span text:style-name="T124"><text:s/>When some interfaces are build and try to connect them together the potential issues and risk could be<text:s/></text:span>detected<text:s/>and the technologies must change if they can’t be working together.</text:p>
      <text:p text:style-name="Normal"/>
      <text:p text:style-name="Normal"><text:span text:style-name="T125">Deliverables</text:span>:</text:p>
      <text:list text:style-name="LFO2" text:continue-numbering="true">
        <text:list-item>
          <text:p text:style-name="P126">Build the database on<text:s/>the profiled data set to store the tabular data or the data stream.</text:p>
        </text:list-item>
        <text:list-item>
          <text:p text:style-name="P127">Build a prototype of the web API in JAVA or Python to try to connect to the database and carry out basic/advanced stream between API and database.</text:p>
        </text:list-item>
        <text:list-item>
          <text:p text:style-name="P128">Write the Python modules to translate the input PDF files to comma separated file (csv) file and try to store it.</text:p>
        </text:list-item>
        <text:list-item>
          <text:p text:style-name="P129">Identify potential issues/risks in the single modules such as database implementation, API communication, Python module implementation.</text:p>
        </text:list-item>
        <text:list-item>
          <text:p text:style-name="P130">Identify potential issues/risks in the communication between the modules/interfaces.</text:p>
        </text:list-item>
        <text:list-item>
          <text:p text:style-name="P131">Describe objectives, functionalities, architecture, internal-external interfaces.</text:p>
        </text:list-item>
        <text:list-item>
          <text:p text:style-name="P132">Identifying the timeline of the project.</text:p>
        </text:list-item>
        <text:list-item>
          <text:p text:style-name="P133">Documentation: Functional Specification.</text:p>
        </text:list-item>
      </text:list>
      <text:p text:style-name="Normal"/>
      <text:h text:style-name="Heading1" text:outline-level="1">Phase 3.<text:s/></text:h>
      <text:p text:style-name="P134">Design Documentation:</text:p>
      <text:p text:style-name="P135"/>
      <text:p text:style-name="Normal">At the third phase of the project<text:s/>the potential risks/issues are identified and should be sorted, the final technologies are stated.<text:s/>This stage the system should be able to carry out basic functionalities such as read raw file, turn to csv file, send to web API, save to database, retrieving back data from the API to main module and the Apache Hadoop should be able to identify the networked computers. However, if the system not able to analyse the dataset yet but the working system shows that the design is correct and the Design document can be written.</text:p>
      <text:p text:style-name="Normal"/>
      <text:soft-page-break/>
      <text:p text:style-name="Normal"><text:span text:style-name="T136">Deliverables</text:span>:</text:p>
      <text:list text:style-name="LFO5" text:continue-numbering="true">
        <text:list-item>
          <text:p text:style-name="P137">Communication between working interfaces<text:s/>excluding Map reduce.</text:p>
        </text:list-item>
        <text:list-item>
          <text:p text:style-name="P138">Reading, writing, translating, saving data sets with Python/JAVA/MySQL.</text:p>
        </text:list-item>
        <text:list-item>
          <text:p text:style-name="P139">Identifying networked computers with Apache Hadoop.</text:p>
        </text:list-item>
        <text:list-item>
          <text:p text:style-name="P140">Documentation: Design document.</text:p>
        </text:list-item>
      </text:list>
      <text:p text:style-name="Normal"/>
      <text:h text:style-name="Heading1" text:outline-level="1">Phase 4.1 - 4.2.</text:h>
      <text:p text:style-name="P141">Implementation:</text:p>
      <text:p text:style-name="P142"/>
      <text:p text:style-name="Normal">The end of the fourth phase in the data science project lifetime the system should be fully implemented. As the last phase the system was able to communicate between interfaces and identify networked computers but the Map reduce part wasn’t implemented.<text:s/><text:line-break/></text:p>
      <text:p text:style-name="P143">Deliverables:</text:p>
      <text:p text:style-name="Normal">The complete system must be able to:</text:p>
      <text:list text:style-name="LFO6" text:continue-numbering="true">
        <text:list-item>
          <text:p text:style-name="P144">Read the raw input file.</text:p>
        </text:list-item>
        <text:list-item>
          <text:p text:style-name="P145">Turn to required<text:s/>file<text:s/>format.</text:p>
        </text:list-item>
        <text:list-item>
          <text:p text:style-name="P146">Send and receive data through the web API.</text:p>
        </text:list-item>
        <text:list-item>
          <text:p text:style-name="P147">Save the data to the database.</text:p>
        </text:list-item>
        <text:list-item>
          <text:p text:style-name="P148">Save the analysed data (result of the analysis) in the database and pull down to display chart(s) without reanalysing the data-set.</text:p>
        </text:list-item>
        <text:list-item>
          <text:p text:style-name="P149">Connect<text:s/>networked<text:s/>computers with Apache Hadoop framework,</text:p>
        </text:list-item>
        <text:list-item>
          <text:p text:style-name="P150">Split input data-set into independent chunks using Map Reduce.</text:p>
        </text:list-item>
        <text:list-item>
          <text:p text:style-name="P151">Carry out different data analysis on the input data-set<text:s/>using Python modules/code.</text:p>
        </text:list-item>
        <text:list-item>
          <text:p text:style-name="P152">Display the result as visual<text:s/>chart,<text:s/>graph, histogram or scatter plots.</text:p>
        </text:list-item>
        <text:list-item>
          <text:p text:style-name="P153">Documentation: Final project repor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NoSpacing" style:display-name="No Spacing" style:family="paragraph">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5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5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5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5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5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5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5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5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 - Zoltan Fuzesi</dc:creator>
    <meta:creation-date>2017-10-05T09:30:00Z</meta:creation-date>
    <dc:date>2017-10-10T20:44:00Z</dc:date>
    <meta:template xlink:href="Normal.dotm" xlink:type="simple"/>
    <meta:editing-cycles>27</meta:editing-cycles>
    <meta:editing-duration>PT10800S</meta:editing-duration>
    <meta:document-statistic meta:page-count="3" meta:paragraph-count="11" meta:word-count="836" meta:character-count="5593" meta:row-count="39" meta:non-whitespace-character-count="4768"/>
  </office:meta>
</office:document-meta>
</file>